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3ef" officeooo:paragraph-rsid="001193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л</text:p>
      <text:p text:style-name="P1"/>
      <text:p text:style-name="P1">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8.2$Linux_X86_64 LibreOffice_project/2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2" meta:character-count="4" meta:non-whitespace-character-count="4"/>
  </office:meta>
</office:document-meta>
</file>